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835db" style:font-size-asian="12pt" style:font-weight-asian="normal" style:font-size-complex="12pt" style:font-weight-complex="normal"/>
    </style:style>
    <style:style style:name="P7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</style:style>
    <style:style style:name="P9" style:family="paragraph" style:parent-style-name="UrbanBody">
      <style:paragraph-properties fo:text-align="justify" style:justify-single-word="false"/>
      <style:text-properties style:font-name="Calibri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UrbanBody">
      <style:paragraph-properties fo:text-align="justify" style:justify-single-word="false"/>
      <style:text-properties officeooo:paragraph-rsid="000bda7c"/>
    </style:style>
    <style:style style:name="P11" style:family="paragraph" style:parent-style-name="UrbanBody">
      <style:paragraph-properties fo:text-align="justify" style:justify-single-word="false"/>
      <style:text-properties style:font-name="Times New Roman1" fo:font-size="11pt" officeooo:paragraph-rsid="000bda7c" style:font-size-asian="11pt" style:font-size-complex="11pt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 style:parent-style-name="Frame_20_contents">
      <style:text-properties officeooo:paragraph-rsid="0010503a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officeooo:rsid="000a3303"/>
    </style:style>
    <style:style style:name="T8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in" svg:y="0.1209in" svg:width="2.8063in" draw:z-index="1"><draw:text-box fo:min-height="2.0575in"><text:p text:style-name="P5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</draw:text-box></draw:frame></text:p>
      <text:p text:style-name="P1"/>
      <text:p text:style-name="P1"/>
      <text:p text:style-name="P1"><draw:frame draw:style-name="fr3" draw:name="Frame1" text:anchor-type="paragraph" svg:x="3.5799in" svg:y="0.1201in" svg:width="3in" svg:height="1.2598in" draw:z-index="2"><draw:text-box><text:p text:style-name="Frame_20_contents"><office:annotation><dc:creator>Gauthier Bastien</dc:creator><dc:date>2011-02-16T14:49:10</dc:date><text:p text:style-name="P14"><text:span text:style-name="T10">do text if not len(self.getArchitects()) &gt; 1</text:span></text:p><text:p text:style-name="P14"><text:span text:style-name="T10">from xhtml(tool.decorateHTML('UrbanAddress', self.getArchitects()[0].getSignaletic(withaddress=True,linebyline=True)))</text:span></text:p></office:annotation><text:span text:style-name="T5">Titre Nom Prénom<text:line-break/>Adresse ligne1<text:line-break/>Adresse ligne2</text:span></text:p><text:p text:style-name="P13"><text:span text:style-name="T5"><office:annotation><dc:creator>Gauthier Bastien</dc:creator><dc:date>2011-02-17T09:18:17</dc:date><text:p text:style-name="P14"><text:span text:style-name="T11">do text if len(self.getArchitects()) &gt; 1</text:span></text:p></office:annotation></text:span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5"> 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5"> 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5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5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<text:p text:style-name="Standard"/><text:p text:style-name="Standard"/><text:p text:style-name="Standard"/><text:p text:style-name="P12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Cadre4" text:anchor-type="paragraph" svg:x="0.6992in" svg:y="0.0791in" svg:width="5.9811in" draw:z-index="0"><draw:text-box fo:min-height="0.9in"><text:p text:style-name="Frame_20_contents"><office:annotation><dc:creator>Gauthier Bastien</dc:creator><dc:date>2011-01-13T14:56:41</dc:date><text:p text:style-name="P14"><text:span text:style-name="T15">do text</text:span></text:p><text:p text:style-name="P14"><text:span text:style-name="T15">from document(at=reference, format='odt')</text:span></text:p></office:annotation><text:span text:style-name="T2">Import depuis reference.odt</text:span></text:p></draw:text-box></draw:frame></text:p>
      <text:p text:style-name="P4">INFORMATION RELATIVE A LA PROROGATION DE VOTRE DEMANDE DE PERMIS D'URBANISME</text:p>
      <text:p text:style-name="P8"/>
      <text:p text:style-name="P8"/>
      <text:p text:style-name="P8"><office:annotation><dc:creator>Gauthier Bastien</dc:creator><dc:date>2011-02-16T16:12:24</dc:date><text:p text:style-name="P14"><text:span text:style-name="T14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13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licence_helper.licenceSubject</text:text-input></text:p>
      <text:p text:style-name="P8"><text:span text:style-name="T1">Situation :</text:span> <text:text-input text:description="Situation des travaux">self.getWorkLocationSignaletic()</text:text-input></text:p>
      <text:p text:style-name="P8"><text:span text:style-name="T1">Référence cadastrale :</text:span> <text:text-input text:description="Bien-Parcelles">licence_view.get_parcels()</text:text-input></text:p>
      <text:p text:style-name="P8"/>
      <text:p text:style-name="P8"/>
      <text:p text:style-name="P8"><office:annotation><dc:creator>Gauthier Bastien</dc:creator><dc:date>2011-02-21T09:23:46</dc:date><text:p text:style-name="P14"><text:span text:style-name="T12">do text if len(self.getArchitects()) == 1</text:span></text:p></office:annotation><text:text-input text:description="Titre du demandeur">self.getArchitects()[0].getPersonTitleValue()</text:text-input>,</text:p>
      <text:p text:style-name="P10"><office:annotation><dc:creator>Gauthier Bastien</dc:creator><dc:date>2011-02-21T09:23:46</dc:date><text:p text:style-name="P14"><text:span text:style-name="T12">do text if len(self.getArchitects()) &gt; 1</text:span></text:p></office:annotation><text:span text:style-name="T8"><text:conditional-text text:condition="ooow:&quot;view.do_mailing()&quot;" text:string-value-if-true="&quot;mailed_data.getPersonTitleValue(short=False)&quot;" text:string-value-if-false="">mailed_data.getPersonTitleValue(short=False)</text:conditional-text></text:span>,</text:p>
      <text:p text:style-name="P8"/>
      <text:p text:style-name="P8">Par la présente, nous vous informons que notre Collège Communal du ... a décidé de proroger de 30 jours le délai d'instruction de votre demande de permis et ce, conformément à l'article D.IV.46 du Code de Développement Territorial.</text:p>
      <text:p text:style-name="P8"/>
      <text:p text:style-name="P8"><office:annotation><dc:creator>Gauthier Bastien</dc:creator><dc:date>2011-02-21T09:23:46</dc:date><text:p text:style-name="P14"><text:span text:style-name="T12">do text if not len(self.getArchitects()) &gt; 1</text:span></text:p></office:annotation>Demeurant à votre disposition, nous vous prions d'agréer, <text:text-input text:description="Titre du demandeur">self.getArchitects()[0].getPersonTitleValue()</text:text-input>, nos salutations distinguées.</text:p>
      <text:p text:style-name="P11"><office:annotation><dc:creator>Gauthier Bastien</dc:creator><dc:date>2011-02-21T09:23:46</dc:date><text:p text:style-name="P14"><text:span text:style-name="T12">do text if len(self.getArchitects()) &gt; 1</text:span></text:p></office:annotation>Demeurant à votre disposition, nous vous prions d'agréer, <text:span text:style-name="T9"><text:conditional-text text:condition="ooow:&quot;view.do_mailing()&quot;" text:string-value-if-true="&quot;mailed_data.getPersonTitleValue(short=False)&quot;" text:string-value-if-false="">mailed_data.getPersonTitleValue(short=False)</text:conditional-text></text:span>, nos salutations distinguées.</text:p>
      <text:p text:style-name="P7"/>
      <text:p text:style-name="P7"/>
      <text:p text:style-name="P7"/>
      <text:p text:style-name="P9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Import depuis signature<text:span text:style-name="T7">s</text:span>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9-23T15:28:33.933382381</dc:date>
    <meta:editing-duration>PT3H11M38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30" meta:character-count="1170" meta:non-whitespace-character-count="1072"/>
  </office:meta>
</office:document-meta>
</file>